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33" calcext:value-type="float">
            <text:p>33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26.5" calcext:value-type="float">
            <text:p>26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2.5" calcext:value-type="float">
            <text:p>32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1-27T14:55:00.917933305</dc:date>
    <meta:editing-duration>PT1H35M9S</meta:editing-duration>
    <meta:editing-cycles>31</meta:editing-cycles>
    <meta:generator>LibreOffice/6.4.7.2$Linux_X86_64 LibreOffice_project/40$Build-2</meta:generator>
    <meta:document-statistic meta:table-count="1" meta:cell-count="151" meta:object-count="0"/>
  </office:meta>
</office:document-meta>
</file>